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05881e" officeooo:paragraph-rsid="0005881e"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05881e" officeooo:paragraph-rsid="0005881e"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05881e" officeooo:paragraph-rsid="00073250"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0883f7" officeooo:paragraph-rsid="000883f7"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0883f7" officeooo:paragraph-rsid="000a2155" style:font-weight-asian="normal" style:font-weight-complex="normal"/>
    </style:style>
    <style:style style:name="T1" style:family="text">
      <style:text-properties officeooo:rsid="0006f4ec"/>
    </style:style>
    <style:style style:name="T2" style:family="text">
      <style:text-properties officeooo:rsid="00073250"/>
    </style:style>
    <style:style style:name="T3" style:family="text">
      <style:text-properties officeooo:rsid="0007770b"/>
    </style:style>
    <style:style style:name="T4" style:family="text">
      <style:text-properties officeooo:rsid="000883f7"/>
    </style:style>
    <style:style style:name="T5" style:family="text">
      <style:text-properties officeooo:rsid="000a21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Back drop 5: Sgt. Hironubo Ueamatsu</text:p>
      <text:p text:style-name="P2"><text:tab/>I came into my mother office that day. She was looking at plots of possible volcanic activity of this dormant volcano, on which Iwo Jima island was located. Nothing out of the ordinary as usual. There was nothing of importance here, since World War II was raging on, on the pacific <text:span text:style-name="T3">theater</text:span> of war.</text:p>
      <text:p text:style-name="P2"><text:tab/>“Anything special, mom?”</text:p>
      <text:p text:style-name="P2"><text:tab/>“Not in particular, but one can always overlook the signs of danger if he's unaware, right?”</text:p>
      <text:p text:style-name="P2"><text:tab/>“Dad said he'll be back in six weeks. They've taken the submarine to check another bio-strata that they recently found. It could be close <text:span text:style-name="T4">to </text:span>the Antarctica sub Hive section between the Solomon Islands and the Mariana Islands.”</text:p>
      <text:p text:style-name="P2"><text:tab/>“Is it closer to Australia or closer to New Zealand?”</text:p>
      <text:p text:style-name="P2"><text:tab/>“New Zealand, I think.”</text:p>
      <text:p text:style-name="P2"><text:tab/>“Damn it, <text:span text:style-name="T1">he's doing this to me all over again.”</text:span></text:p>
      <text:p text:style-name="P2"><text:tab/>“<text:span text:style-name="T1">What do you mean, mom, he's doing what exactly?”</text:span></text:p>
      <text:p text:style-name="P2"><text:tab/>“<text:span text:style-name="T1">He's cheating on me...”</text:span></text:p>
      <text:p text:style-name="P2"><text:tab/>“<text:span text:style-name="T1">With whom?”</text:span></text:p>
      <text:p text:style-name="P2"><text:tab/>“<text:span text:style-name="T1">With the ocean...”</text:span></text:p>
      <text:p text:style-name="P2"><text:tab/>“<text:span text:style-name="T1">Very funny mom, I heard this joke a thousand times already... 'he's married to the sea'”</text:span></text:p>
      <text:p text:style-name="P2"><text:tab/>“<text:span text:style-name="T1">I sure as hell know this was a voluntary mission, yet he chose to embark on it.”</text:span></text:p>
      <text:p text:style-name="P2"><text:tab/>“<text:span text:style-name="T1">I don't think I'll follow his foot steps and become a marine biologist.”</text:span></text:p>
      <text:p text:style-name="P2"><text:tab/>“<text:span text:style-name="T1">So will you become a seismic researcher like me, then?”</text:span></text:p>
      <text:p text:style-name="P2"><text:tab/>“<text:span text:style-name="T1">Sorry to disappoint you mom, but that is not my calling, either.”</text:span></text:p>
      <text:p text:style-name="P2"><text:tab/>“<text:span text:style-name="T1">What is it, then?” She did have a sour face, but when she heard my next sentence it quivered next to it.</text:span></text:p>
      <text:p text:style-name="P2"><text:tab/>“<text:span text:style-name="T1">I think I'll be joining the confederate army marines. They need my help. If I'll be lucky, I might even get into one of their special commando units. This will be a change of pace. I cannot continue father's linage of marine biologists, or yours of seismic researchers.”</text:span></text:p>
      <text:p text:style-name="P3"><text:tab/>“<text:span text:style-name="T2">You... have... my... blessing, son.” She said it in a blank face, as if she had a premonition of me getting killed in battle, or something of the sorts. I have never seen her that pale, or so out of focus. I shook her up a bit. “I'm fine, son, really.” Some blood seemed to return to her face. It did seem she was recuperating rather well to this new knowledge. I'll be out before my father will return, next month, I hope she can hang out for the two weeks when she'll be left alone here. I would commit suicide myself if I had to linger there for another 5 minutes or so, with all these boring plots. </text:span></text:p>
      <text:p text:style-name="P3"><text:soft-page-break/><text:tab/><text:span text:style-name="T4">When I stepped outside they were waiting for me, “Guppy” and 4 more Yakuza wannabees.</text:span></text:p>
      <text:p text:style-name="P4">They think if they can bring me down to their boss, they'll be accepted to the ranks of the Yakuza.</text:p>
      <text:p text:style-name="P4">They surrounded me, some holding rusty chains, and some home made maces and baseball clubs.</text:p>
      <text:p text:style-name="P4"><text:tab/>“You're dead, Ueamatsu, hit 'em guys!!!” Guppy shouted and they came at me, I deflected rather well a blow by a baseball bat, and knee they guy, strafed away from the chain, and went under it to smother the guy holding it, while mid kicking the one guy with a mace. Still using the chain guy as a human shield I flanked the other guy with a wooden plank, when he tried to hit me I made him hit the shield guy. After three more diverted failed strikes, I unleashed my shield, and disarmed the plank guy.</text:p>
      <text:p text:style-name="P4">I then used the chain to disarm the guy with the mace, and then the three of them ran away.</text:p>
      <text:p text:style-name="P4"><text:tab/>“So, Guppy-chan, care to finish what you started?” He was about to turn tail and run away, but I kicked him and made him trip on his own legs.</text:p>
      <text:p text:style-name="P4"><text:tab/>“Look, Ueamatsu, that was clearly, a misunderstanding... Please man, we all make mistakes in life.” He was trembling, trying to hide his face near some empty trash cans. I was afraid he might come back to haunt my mom when I wasn't there, so I had to take down his knees, both of them, with the baseball bat.</text:p>
      <text:p text:style-name="P4"><text:tab/>“If I ever see you again, even 20 kilometers from my mom's seismic institute, I'm breaking your arms and legs and will make you cripple for life, Guppy, got that?”</text:p>
      <text:p text:style-name="P4"><text:tab/>He nodded with his head among his cries for his broken knee caps. I drove him in my hover car to the nearest hospital and dropped him there, without stopping, simply ejecting him from the rear car seat, tilting it with open windows, and he had no seat belt on, trying to hug what was recently his knee caps. I'm sure he fell close enough to some medical crew of an ambulance that was chilling out. I snapped into the hover craft lane, as soon as they realized he was injured, hopefully they'll think it happened from the fall of the hover craft.</text:p>
      <text:p text:style-name="P5"><text:tab/><text:span text:style-name="T5">Do you realize now how much crap I had to endure here before electing to join the army? This place gives me the creeps. Maybe the army will give me the “Heebie Jeebies” as well, but fuck it, it can't be that bad, r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03:19:09.209363899</meta:creation-date>
    <dc:date>2014-09-28T03:41:31.536671703</dc:date>
    <meta:editing-duration>PT15M56S</meta:editing-duration>
    <meta:editing-cycles>5</meta:editing-cycles>
    <meta:generator>LibreOffice/4.1.6.2$Linux_X86_64 LibreOffice_project/410$Build-2</meta:generator>
    <dc:creator>OoZooL </dc:creator>
    <meta:document-statistic meta:table-count="0" meta:image-count="0" meta:object-count="0" meta:page-count="2" meta:paragraph-count="31" meta:word-count="849" meta:character-count="4541" meta:non-whitespace-character-count="3696"/>
  </office:meta>
</office:document-meta>
</file>